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top="0in" fo:margin-bottom="0.0693in" loext:contextual-spacing="false" fo:line-height="100%" fo:orphans="0" fo:widows="0" fo:padding="0in" fo:border="none"/>
    </style:style>
    <style:style style:name="P7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.5in" fo:margin-right="0in" fo:margin-top="0in" fo:margin-bottom="0.0693in" loext:contextual-spacing="false" fo:line-height="100%" fo:orphans="0" fo:widows="0" fo:text-indent="0.5in" style:auto-text-indent="false" fo:padding="0in" fo:border="none"/>
    </style:style>
    <style:style style:name="P12" style:family="paragraph" style:parent-style-name="Standard">
      <style:paragraph-properties fo:margin-left="1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 style:master-pag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P14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999999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7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WWNum3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2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officeooo:paragraph-rsid="000620c0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2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officeooo:rsid="000620c0" officeooo:paragraph-rsid="000620c0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 style:list-style-name="WWNum3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5" style:family="paragraph" style:parent-style-name="Standard" style:list-style-name="WWNum6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6" style:family="paragraph" style:parent-style-name="Standard" style:list-style-name="WWNum1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5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8" style:family="paragraph" style:parent-style-name="Standard" style:list-style-name="WWNum3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1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5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2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9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1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fo:color="#999999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color="#999999" style:text-underline-style="solid" style:text-underline-width="auto" style:text-underline-color="font-color" fo:font-weight="bold" style:font-weight-asian="bold"/>
    </style:style>
    <style:style style:name="T7" style:family="text">
      <style:text-properties fo:color="#999999" style:text-underline-style="solid" style:text-underline-width="auto" style:text-underline-color="font-color" fo:font-weight="bold" officeooo:rsid="000620c0" style:font-weight-asian="bold"/>
    </style:style>
    <style:style style:name="T8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officeooo:rsid="00042613"/>
    </style:style>
    <style:style style:name="T14" style:family="text">
      <style:text-properties officeooo:rsid="00062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enjamin Toll</text:p>
      <text:p text:style-name="P4"><text:a xlink:type="simple" xlink:href="mailto:benjam72@yahoo.com" text:style-name="Internet_20_link" text:visited-style-name="Visited_20_Internet_20_Link"><text:span text:style-name="T1">benjam72@yahoo.com</text:span></text:a></text:p>
      <text:p text:style-name="P4"><text:a xlink:type="simple" xlink:href="http://www.benjamintoll.com/" text:style-name="Internet_20_link" text:visited-style-name="Visited_20_Internet_20_Link"><text:span text:style-name="T8">http://www.benjamintoll.com</text:span></text:a></text:p>
      <text:p text:style-name="P6"><text:a xlink:type="simple" xlink:href="https://github.com/btoll" text:style-name="Internet_20_link" text:visited-style-name="Visited_20_Internet_20_Link"><text:span text:style-name="T8">https://github.com/btoll</text:span></text:a></text:p>
      <text:p text:style-name="P7"/>
      <text:list xml:id="list6350772266440090684" text:style-name="WWNum7">
        <text:list-item>
          <text:p text:style-name="P17"><text:span text:style-name="T13">Over </text:span>15 years experience of frontend and server development</text:p>
        </text:list-item>
        <text:list-item>
          <text:p text:style-name="P17">Significant experience with building applications and frameworks</text:p>
        </text:list-item>
        <text:list-item>
          <text:p text:style-name="P17">Worked for both large companies and startups, including in Silicon Valley</text:p>
        </text:list-item>
      </text:list>
      <text:p text:style-name="P5"/>
      <text:p text:style-name="P14">Experience</text:p>
      <text:p text:style-name="P34">Consultant<text:tab/><text:tab/>Princeton, MA</text:p>
      <text:p text:style-name="P35">January 2017 - Present</text:p>
      <text:p text:style-name="P10">I’m currently working independently with several clients focusing on:</text:p>
      <text:list xml:id="list1799478447790640513" text:style-name="WWNum4">
        <text:list-item>
          <text:p text:style-name="P31">Elm</text:p>
        </text:list-item>
        <text:list-item>
          <text:p text:style-name="P31">Golang</text:p>
        </text:list-item>
        <text:list-item>
          <text:p text:style-name="P31">C</text:p>
        </text:list-item>
        <text:list-item>
          <text:p text:style-name="P31">JavaScript / <text:span text:style-name="T13">React</text:span></text:p>
        </text:list-item>
        <text:list-item>
          <text:p text:style-name="P31">PHP</text:p>
        </text:list-item>
        <text:list-item>
          <text:p text:style-name="P31">Linux server administration</text:p>
        </text:list-item>
      </text:list>
      <text:p text:style-name="P10"/>
      <text:p text:style-name="P1"><text:span text:style-name="T2">Constant Contact</text:span><text:span text:style-name="T9"><text:tab/>Waltham, MA</text:span></text:p>
      <text:p text:style-name="P1"><text:span text:style-name="T10">Senior Software Engineer, </text:span><text:span text:style-name="T3">January 2016 - </text:span><text:span text:style-name="T10">January 2017</text:span></text:p>
      <text:p text:style-name="P8">Hired to work on the email editor, the most visible product of the company.</text:p>
      <text:list xml:id="list1532327390924944757" text:style-name="WWNum3">
        <text:list-item>
          <text:p text:style-name="P18">Primary developer on the automation test project. <text:s/>Used Ramda and introduced the team to FP concepts such as currying, partial application, function composition and pure functions.</text:p>
        </text:list-item>
        <text:list-item>
          <text:p text:style-name="P18">Refactored several major applications and mission-critical features that had stalled or not been delivered due to over-engineering and/or bugs.</text:p>
        </text:list-item>
        <text:list-item>
          <text:p text:style-name="P18">Did many cross-team knowledge shares and code reviews on topics such as FP in JavaScript, git blame, git hooks and submodules, sed and bash history expansion, currying, etc.</text:p>
        </text:list-item>
      </text:list>
      <text:p text:style-name="P8">Volunteered personal time to assist and mentor.</text:p>
      <text:p text:style-name="P8"/>
      <text:p text:style-name="P38">Sencha Inc<text:tab/><text:tab/>Redwood City, CA</text:p>
      <text:p text:style-name="P9">Frameworks Engineer, May 2013 - December 2015</text:p>
      <text:p text:style-name="P3">Worked on the Ext framework as part of a remote team. <text:s/>My primary role was that of enhanced engineering.</text:p>
      <text:list xml:id="list220452093170287" text:continue-numbering="true" text:style-name="WWNum3">
        <text:list-item>
          <text:p text:style-name="P24"><text:soft-page-break/><text:span text:style-name="T12">F</text:span><text:span text:style-name="T5">ixed bugs that </text:span><text:span text:style-name="T12">had been escalated</text:span><text:span text:style-name="T5"> by the Support team and/or by customer request.</text:span></text:p>
        </text:list-item>
        <text:list-item>
          <text:p text:style-name="P28">Patches (and tests) would then be merged into core.</text:p>
        </text:list-item>
        <text:list-item>
          <text:p text:style-name="P24"><text:span text:style-name="T12">As</text:span><text:span text:style-name="T5"> the last stop in the escalation chain, </text:span><text:span text:style-name="T12">w</text:span><text:span text:style-name="T5">orked on bugs that </text:span><text:span text:style-name="T12">were</text:span><text:span text:style-name="T5"> very difficult and esoteric.</text:span></text:p>
        </text:list-item>
        <text:list-item>
          <text:p text:style-name="P28">Selected by manager to maintain viability of older product releases.</text:p>
        </text:list-item>
        <text:list-item>
          <text:p text:style-name="P28">One of the top framework contributors in the history of the company.</text:p>
        </text:list-item>
      </text:list>
      <text:p text:style-name="P2"><text:span text:style-name="T5">In addition, </text:span><text:span text:style-name="T12">w</text:span><text:span text:style-name="T5">orked on new framework features and other projects within the company.</text:span></text:p>
      <text:list xml:id="list8042123600750455183" text:style-name="WWNum6">
        <text:list-item>
          <text:p text:style-name="P25"><text:span text:style-name="T12">P</text:span><text:span text:style-name="T5">rimary developer on the improved gridfilters API that shipped starting with Sencha 5.</text:span></text:p>
        </text:list-item>
        <text:list-item>
          <text:p text:style-name="P25"><text:span text:style-name="T12">R</text:span><text:span text:style-name="T5">esurrected the Sencha Fiddle project with my manager and developed several iterations of a working prototype before handing it off to its current maintainer.</text:span></text:p>
        </text:list-item>
      </text:list>
      <text:p text:style-name="P3">Volunteered personal time to assist and mentor.</text:p>
      <text:p text:style-name="P3"/>
      <text:p text:style-name="P1"><text:span text:style-name="T2">Sencha Inc</text:span><text:span text:style-name="T9"><text:tab/><text:tab/></text:span><text:span text:style-name="T2">Redwoo</text:span><text:span text:style-name="T9">d City, CA</text:span></text:p>
      <text:p text:style-name="P1"><text:span text:style-name="T10">Senior Support Engineer, </text:span><text:span text:style-name="T3">June 2011 - April 2013</text:span></text:p>
      <text:p text:style-name="P2"><text:span text:style-name="T12">H</text:span><text:span text:style-name="T5">ired when the department was first created and was the second support engineer added to the team. <text:s/>This was a</text:span><text:span text:style-name="T12">n engineering job and within the purview of the engineering department. <text:s/>All solutions were provided in code and patches to the framework were encouraged.</text:span></text:p>
      <text:list xml:id="list105584712458553293" text:style-name="WWNum1">
        <text:list-item>
          <text:p text:style-name="P26"><text:span text:style-name="T12">P</text:span><text:span text:style-name="T5">rocess support tickets generated by customers. This meant everything from answering general questions about the framework and web development to (more usually) providing patches to fix a specific problem.</text:span></text:p>
        </text:list-item>
        <text:list-item>
          <text:p text:style-name="P26"><text:span text:style-name="T12">A</text:span><text:span text:style-name="T5">s a senior member of the team</text:span><text:span text:style-name="T12"> was</text:span><text:span text:style-name="T5"> one of three team members that would be assigned the difficult escalated tickets to resolve.</text:span></text:p>
        </text:list-item>
        <text:list-item>
          <text:p text:style-name="P29">Promoted to the Ext frameworks team.</text:p>
        </text:list-item>
      </text:list>
      <text:p text:style-name="P6"><text:span text:style-name="T12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11"> <text:s/></text:span><text:span text:style-name="T12">These included git extensions and bash tools, shown here:</text:span></text:p>
      <text:p text:style-name="P11"><text:a xlink:type="simple" xlink:href="https://github.com/btoll/git" text:style-name="Internet_20_link" text:visited-style-name="Visited_20_Internet_20_Link"><text:span text:style-name="T8">https://github.com/btoll/git</text:span></text:a></text:p>
      <text:p text:style-name="P11"><text:a xlink:type="simple" xlink:href="https://github.com/btoll/tools" text:style-name="Internet_20_link" text:visited-style-name="Visited_20_Internet_20_Link"><text:span text:style-name="T8">https://github.com/btoll/tools</text:span></text:a></text:p>
      <text:p text:style-name="P12"><text:a xlink:type="simple" xlink:href="https://github.com/btoll/support" text:style-name="Internet_20_link" text:visited-style-name="Visited_20_Internet_20_Link"><text:span text:style-name="T1">https://github.com/btoll/support</text:span></text:a></text:p>
      <text:p text:style-name="P8">Volunteered personal time to assist and mentor.</text:p>
      <text:p text:style-name="P8"/>
      <text:p text:style-name="P1"><text:span text:style-name="T2">Yahoo!</text:span><text:span text:style-name="T9"><text:tab/><text:tab/>Sunnyvale, CA</text:span></text:p>
      <text:p text:style-name="P16">Technical Yahoo!, November 2009 - May 2011</text:p>
      <text:p text:style-name="P2"><text:span text:style-name="T12">W</text:span><text:span text:style-name="T5">orked on the Connected TV team. <text:s/>JavaScript running on TVs.</text:span></text:p>
      <text:list xml:id="list1944147632355368157" text:style-name="WWNum5">
        <text:list-item>
          <text:p text:style-name="P27"><text:span text:style-name="T12">D</text:span><text:span text:style-name="T5">eveloped new applications to run on networked TVs.</text:span></text:p>
        </text:list-item>
        <text:list-item>
          <text:p text:style-name="P27"><text:span text:style-name="T12">Contributed to </text:span><text:span text:style-name="T5">the KONtx framework</text:span><text:span text:style-name="T12"> </text:span><text:span text:style-name="T5">(</text:span><text:a xlink:type="simple" xlink:href="https://developer.yahoo.com/connectedtv/kontxapiref/" text:style-name="Internet_20_link" text:visited-style-name="Visited_20_Internet_20_Link"><text:span text:style-name="T1">https://developer.yahoo.com/connectedtv/kontxapiref/</text:span></text:a><text:span text:style-name="T5">).</text:span></text:p>
        </text:list-item>
        <text:list-item>
          <text:p text:style-name="P27"><text:span text:style-name="T12">P</text:span><text:span text:style-name="T5">rincipal maintainer of several high profile applications (eBay, NFL, Y! TV).</text:span></text:p>
        </text:list-item>
        <text:list-item>
          <text:p text:style-name="P30"><text:soft-page-break/>Very active in forums.</text:p>
        </text:list-item>
      </text:list>
      <text:p text:style-name="P2"><text:span text:style-name="T5">Because there were no GUI devtools like that in the browser to help debug a program, became very good at thinking through problems and all iterations of them to try and anticipate bugs, which has helped </text:span><text:span text:style-name="T12">tremendously</text:span><text:span text:style-name="T5"> in every role since.</text:span></text:p>
      <text:p text:style-name="P3"/>
      <text:p text:style-name="P38">GoDaddy<text:tab/><text:tab/>Phoenix, AZ</text:p>
      <text:p text:style-name="P9">Web Developer, January 2009 - November 2009</text:p>
      <text:p text:style-name="P8">Worked on the ecommerce team as the sole frontend developer.</text:p>
      <text:p text:style-name="P8"/>
      <text:p text:style-name="P41">Education</text:p>
      <text:p text:style-name="P6"><text:span text:style-name="T4">University of New Mexico</text:span><text:span text:style-name="T10">, </text:span><text:span text:style-name="T4">BA, History, 1996 - 1999</text:span></text:p>
      <text:list xml:id="list256661352241559523" text:style-name="WWNum8">
        <text:list-item>
          <text:p text:style-name="P19">3.93 / 4.00</text:p>
        </text:list-item>
        <text:list-item>
          <text:p text:style-name="P32">summa cum laude</text:p>
        </text:list-item>
        <text:list-item>
          <text:p text:style-name="P23">Phi Beta Kappa</text:p>
        </text:list-item>
        <text:list-item>
          <text:p text:style-name="P19">Phi Alpha Theta</text:p>
        </text:list-item>
      </text:list>
      <text:p text:style-name="P9"/>
      <text:p text:style-name="P40"><text:span text:style-name="T7">Other </text:span><text:span text:style-name="T6">Interests</text:span></text:p>
      <text:list xml:id="list2641663621519144248" text:style-name="WWNum2">
        <text:list-item>
          <text:p text:style-name="P22">math</text:p>
        </text:list-item>
        <text:list-item>
          <text:p text:style-name="P22">privacy</text:p>
        </text:list-item>
        <text:list-item>
          <text:p text:style-name="P21"><text:span text:style-name="T14">teach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1-15T22:03:58.618931647</dc:date>
    <meta:editing-duration>PT1M51S</meta:editing-duration>
    <meta:editing-cycles>2</meta:editing-cycles>
    <meta:document-statistic meta:table-count="0" meta:image-count="0" meta:object-count="0" meta:page-count="3" meta:paragraph-count="68" meta:word-count="665" meta:character-count="4124" meta:non-whitespace-character-count="3548"/>
  </office:meta>
</office:document-meta>
</file>